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style:font-size-asian="14pt" style:font-size-complex="14pt"/>
    </style:style>
    <style:style style:name="P2" style:family="paragraph" style:parent-style-name="Text_20_body">
      <style:paragraph-properties fo:padding="0.0193in" fo:border="0.06pt solid #e3e3e3"/>
      <style:text-properties fo:font-size="14pt" officeooo:rsid="00182e35" officeooo:paragraph-rsid="00182e35"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font-size-asian="14pt" style:font-size-complex="14pt" loext:padding="0.0193in" loext:border="0.06pt solid #e3e3e3"/>
    </style:style>
    <style:style style:name="P5" style:family="paragraph" style:parent-style-name="Standard">
      <style:paragraph-properties fo:margin-top="0in" fo:margin-bottom="0.1965in" style:contextual-spacing="false"/>
      <style:text-properties loext:padding="0.0193in" loext:border="0.06pt solid #e3e3e3"/>
    </style:style>
    <style:style style:name="P6" style:family="paragraph" style:parent-style-name="Text_20_body" style:list-style-name="L1">
      <style:paragraph-properties fo:padding="0.0193in" fo:border="0.06pt solid #e3e3e3"/>
    </style:style>
    <style:style style:name="P7" style:family="paragraph" style:parent-style-name="Text_20_body" style:list-style-name="L1">
      <style:paragraph-properties fo:margin-top="0in" fo:margin-bottom="0in" style:contextual-spacing="false" fo:padding="0.0193in" fo:border="0.06pt solid #e3e3e3"/>
      <style:text-properties fo:font-size="14pt" style:font-size-asian="14pt" style:font-size-complex="14pt"/>
    </style:style>
    <style:style style:name="P8" style:family="paragraph" style:parent-style-name="Text_20_body" style:list-style-name="L1">
      <style:paragraph-properties fo:padding="0.0193in" fo:border="0.06pt solid #e3e3e3"/>
      <style:text-properties fo:font-size="14pt" style:font-size-asian="14pt" style:font-size-complex="14pt"/>
    </style:style>
    <style:style style:name="P9" style:family="paragraph" style:parent-style-name="Text_20_body" style:list-style-name="L2">
      <style:paragraph-properties fo:margin-top="0in" fo:margin-bottom="0in" style:contextual-spacing="false" fo:padding="0.0193in" fo:border="0.06pt solid #e3e3e3"/>
    </style:style>
    <style:style style:name="P10" style:family="paragraph" style:parent-style-name="Text_20_body" style:list-style-name="L2">
      <style:paragraph-properties fo:padding="0.0193in" fo:border="0.06pt solid #e3e3e3"/>
    </style:style>
    <style:style style:name="T1" style:family="text">
      <style:text-properties loext:padding="0.0193in" loext:border="0.06pt solid #e3e3e3"/>
    </style:style>
    <style:style style:name="T2" style:family="text">
      <style:text-properties fo:font-size="14pt" style:font-size-asian="14pt" style:font-size-complex="14pt"/>
    </style:style>
    <style:style style:name="T3" style:family="text">
      <style:text-properties fo:font-size="14pt" style:font-size-asian="14pt" style:font-size-complex="14pt" loext:padding="0.0193in" loext:border="0.06pt solid #e3e3e3"/>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19ba23"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how the following scheduling algorithoms discriminate either in favor of or against short process:1)fcfs,2)rr,3)multilevel feedback queues</text:p>
      <text:list xml:id="list3358173573" text:style-name="L1">
        <text:list-item>
          <text:p text:style-name="P6"><text:span text:style-name="Strong_20_Emphasis"><text:span text:style-name="T3">First-Come, First-Served (FCFS)</text:span></text:span><text:span text:style-name="T2">:</text:span></text:p>
          <text:list>
            <text:list-item>
              <text:p text:style-name="P7">Discrimination: FCFS doesn't inherently favor or discriminate against short processes. It simply schedules processes based on their arrival time, so shorter processes may have to wait behind longer ones already in the queue.</text:p>
            </text:list-item>
          </text:list>
        </text:list-item>
        <text:list-item>
          <text:p text:style-name="P6"><text:span text:style-name="Strong_20_Emphasis"><text:span text:style-name="T3">Round Robin (RR)</text:span></text:span><text:span text:style-name="T2">:</text:span></text:p>
          <text:list>
            <text:list-item>
              <text:p text:style-name="P7">Discrimination: RR doesn't inherently favor or discriminate against short processes either. Each process is given a small time quantum to execute, typically equal for all processes. Short processes may complete within their time quantum, while longer ones will need multiple cycles to finish.</text:p>
            </text:list-item>
          </text:list>
        </text:list-item>
        <text:list-item>
          <text:p text:style-name="P6"><text:span text:style-name="Strong_20_Emphasis"><text:span text:style-name="T3">Multilevel Feedback Queues (MLFQ)</text:span></text:span><text:span text:style-name="T2">:</text:span></text:p>
          <text:list>
            <text:list-item>
              <text:p text:style-name="P7">Discrimination: MLFQ can be designed to favor short processes. It typically employs multiple queues with different priority levels. Short processes start in high-priority queues and get executed quickly. If a short process completes before using its time slice, it can move up to a higher-priority queue, ensuring it gets scheduled more frequently.</text:p>
            </text:list-item>
            <text:list-item>
              <text:p text:style-name="P8">Against Short Processes: However, if short processes continuously arrive, longer processes may never get a chance to run, as short processes keep preempting them by moving to higher-priority queues. This scenario can lead to starvation for longer processes. To mitigate this, MLFQ may incorporate aging mechanisms to boost the priority of processes waiting in lower-priority queues for too long, allowing them a chance to execute.</text:p>
            </text:list-item>
          </text:list>
        </text:list-item>
      </text:list>
      <text:p text:style-name="P1"/>
      <text:p text:style-name="P1"><text:span text:style-name="T5">Starvation</text:span> refers to a situation in scheduling algorithms where a process is indefinitely delayed or denied access to resources it needs to execute, despite being eligible to do so. In a system prone to starvation, certain processes may not receive adequate CPU time, I/O resources, or other system resources, leading to their continual postponement or inability to progress. Starvation typically occurs when resource allocation policies prioritize certain processes over others, allowing favored processes to monopolize resources while leaving others waiting indefinitely. This can degrade system performance and fairness, as processes may experience unfair treatment and prolonged waiting times, leading to inefficiency and potential system instability. Starvation is a <text:soft-page-break/>critical concern in designing scheduling algorithms and resource management strategies to ensure equitable access to resources for all processes.</text:p>
      <text:p text:style-name="P1"/>
      <text:p text:style-name="P4"><text:span text:style-name="T6">D</text:span><text:span text:style-name="T5">etermine </text:span>if the following problems exhibit task or data parallelism: 1) transposing a matrix in parallel 2)a network application where one thread reads from the network and another writes to the network 3)summing the contents of an array of size N 4)performing standard deviation,mean and variance on the array of size N</text:p>
      <text:p text:style-name="P5"/>
      <text:list xml:id="list1509080581" text:style-name="L2">
        <text:list-item>
          <text:p text:style-name="P10"><text:span text:style-name="Strong_20_Emphasis"><text:span text:style-name="T1">Transposing a matrix in parallel</text:span></text:span><text:span text:style-name="T1">:</text:span></text:p>
          <text:list>
            <text:list-item>
              <text:p text:style-name="P9"><text:span text:style-name="Strong_20_Emphasis"><text:span text:style-name="T1">Parallelism Type</text:span></text:span><text:span text:style-name="T1">: Data Parallelism.</text:span></text:p>
            </text:list-item>
            <text:list-item>
              <text:p text:style-name="P9"><text:span text:style-name="Strong_20_Emphasis"><text:span text:style-name="T1">Explanation</text:span></text:span><text:span text:style-name="T1">: In this problem, each element of the output matrix can be computed independently of each other, making it suitable for data parallelism. Different threads can work on different portions of the input matrix to compute the corresponding elements of the output matrix simultaneously.</text:span></text:p>
            </text:list-item>
          </text:list>
        </text:list-item>
        <text:list-item>
          <text:p text:style-name="P10"><text:span text:style-name="Strong_20_Emphasis"><text:span text:style-name="T1">A network application where one thread reads from the network and another writes to the network</text:span></text:span><text:span text:style-name="T1">:</text:span></text:p>
          <text:list>
            <text:list-item>
              <text:p text:style-name="P9"><text:span text:style-name="Strong_20_Emphasis"><text:span text:style-name="T1">Parallelism Type</text:span></text:span><text:span text:style-name="T1">: Task Parallelism.</text:span></text:p>
            </text:list-item>
            <text:list-item>
              <text:p text:style-name="P9"><text:span text:style-name="Strong_20_Emphasis"><text:span text:style-name="T1">Explanation</text:span></text:span><text:span text:style-name="T1">: This scenario involves two separate tasks: reading from the network and writing to the network. Each task can execute independently of the other, making it an example of task parallelism. The two threads can operate concurrently, with one thread handling incoming data while the other handles outgoing data.</text:span></text:p>
            </text:list-item>
          </text:list>
        </text:list-item>
        <text:list-item>
          <text:p text:style-name="P10"><text:span text:style-name="Strong_20_Emphasis"><text:span text:style-name="T1">Summing the contents of an array of size N</text:span></text:span><text:span text:style-name="T1">:</text:span></text:p>
          <text:list>
            <text:list-item>
              <text:p text:style-name="P9"><text:span text:style-name="Strong_20_Emphasis"><text:span text:style-name="T1">Parallelism Type</text:span></text:span><text:span text:style-name="T1">: Data Parallelism.</text:span></text:p>
            </text:list-item>
            <text:list-item>
              <text:p text:style-name="P9"><text:span text:style-name="Strong_20_Emphasis"><text:span text:style-name="T1">Explanation</text:span></text:span><text:span text:style-name="T1">: This problem can be solved using data parallelism. Different portions of the array can be summed concurrently by separate threads, and the partial results can be combined at the end to compute the total sum. Each element of the array can be processed independently, enabling parallel execution.</text:span></text:p>
            </text:list-item>
          </text:list>
        </text:list-item>
        <text:list-item>
          <text:p text:style-name="P10"><text:span text:style-name="Strong_20_Emphasis"><text:span text:style-name="T1">Performing standard deviation, mean, and variance on the array of size N</text:span></text:span><text:span text:style-name="T1">:</text:span></text:p>
          <text:list>
            <text:list-item>
              <text:p text:style-name="P9"><text:span text:style-name="Strong_20_Emphasis"><text:span text:style-name="T1">Parallelism Type</text:span></text:span><text:span text:style-name="T1">: Data Parallelism.</text:span></text:p>
            </text:list-item>
            <text:list-item>
              <text:p text:style-name="P10"><text:span text:style-name="Strong_20_Emphasis"><text:span text:style-name="T1">Explanation</text:span></text:span><text:span text:style-name="T1">: Similar to summing the array, calculating standard deviation, mean, and variance involve computations on each element of the array independently. Therefore, </text:span><text:soft-page-break/><text:span text:style-name="T1">this problem also exhibits data parallelism, where different threads can operate on different portions of the array concurrently to compute these statistics.</text:span></text:p>
            </text:list-item>
          </text:list>
        </text:list-item>
      </text:list>
      <text:p text:style-name="P1"/>
      <text:p text:style-name="P1"><text:span text:style-name="T5">There</text:span> are two types of scheduling: preemptive scheduling and non-preemptive scheduling. Preemptive scheduling allows a running process to be interrupted by a high priority process, whereas in non-preemptive scheduling, any new process has to wait until the running process finishes its CPU cyc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21:39:55.456589827</meta:creation-date>
    <dc:date>2024-03-11T00:33:18.919520519</dc:date>
    <meta:editing-duration>PT1H59M27S</meta:editing-duration>
    <meta:editing-cycles>3</meta:editing-cycles>
    <meta:generator>LibreOffice/7.3.7.2$Linux_X86_64 LibreOffice_project/30$Build-2</meta:generator>
    <meta:document-statistic meta:table-count="0" meta:image-count="0" meta:object-count="0" meta:page-count="3" meta:paragraph-count="23" meta:word-count="704" meta:character-count="4715" meta:non-whitespace-character-count="4053"/>
  </office:meta>
</office:document-meta>
</file>